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Contents_20_2" style:list-style-name="L1">
      <style:paragraph-properties fo:text-align="start" style:justify-single-word="false"/>
      <style:text-properties fo:font-weight="normal" officeooo:rsid="0055185d" officeooo:paragraph-rsid="001cd133" style:font-weight-asian="normal" style:font-weight-complex="normal"/>
    </style:style>
    <style:style style:name="P2" style:family="paragraph" style:parent-style-name="Contents_20_2" style:list-style-name="L1">
      <style:paragraph-properties fo:text-align="start" style:justify-single-word="false"/>
      <style:text-properties fo:font-weight="normal" officeooo:rsid="0050841f" officeooo:paragraph-rsid="001cd133" style:font-weight-asian="normal" style:font-weight-complex="normal"/>
    </style:style>
    <style:style style:name="P3" style:family="paragraph" style:parent-style-name="Contents_20_2">
      <style:paragraph-properties fo:text-align="start" style:justify-single-word="false"/>
      <style:text-properties fo:font-weight="normal" officeooo:rsid="0050841f" officeooo:paragraph-rsid="001cd133" style:font-weight-asian="normal" style:font-weight-complex="normal"/>
    </style:style>
    <style:style style:name="P4" style:family="paragraph" style:parent-style-name="Contents_20_2" style:list-style-name="L1">
      <style:paragraph-properties fo:text-align="start" style:justify-single-word="false"/>
      <style:text-properties fo:font-weight="normal" officeooo:rsid="00512d59" officeooo:paragraph-rsid="001cd133" style:font-weight-asian="normal" style:font-weight-complex="normal"/>
    </style:style>
    <style:style style:name="P5" style:family="paragraph" style:parent-style-name="Contents_20_2" style:list-style-name="L1">
      <style:paragraph-properties fo:text-align="start" style:justify-single-word="false"/>
      <style:text-properties fo:font-weight="normal" officeooo:rsid="0051d052" officeooo:paragraph-rsid="001cd133" style:font-weight-asian="normal" style:font-weight-complex="normal"/>
    </style:style>
    <style:style style:name="P6" style:family="paragraph" style:parent-style-name="Contents_20_2" style:list-style-name="L1">
      <style:paragraph-properties fo:text-align="start" style:justify-single-word="false"/>
      <style:text-properties fo:font-weight="normal" officeooo:rsid="0053cbe7" officeooo:paragraph-rsid="001cd133" style:font-weight-asian="normal" style:font-weight-complex="normal"/>
    </style:style>
    <style:style style:name="P7" style:family="paragraph" style:parent-style-name="Contents_20_2">
      <style:paragraph-properties fo:text-align="center" style:justify-single-word="false"/>
      <style:text-properties fo:font-weight="bold" officeooo:rsid="0050841f" officeooo:paragraph-rsid="001cd133" style:font-weight-asian="bold" style:font-weight-complex="bold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560a2c" style:font-style-asian="italic" style:font-style-complex="italic"/>
    </style:style>
    <style:style style:name="T4" style:family="text">
      <style:text-properties fo:font-style="italic" officeooo:rsid="0053976e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officeooo:rsid="00546668" style:font-style-asian="italic" style:font-style-complex="italic"/>
    </style:style>
    <style:style style:name="T7" style:family="text">
      <style:text-properties officeooo:rsid="00560a2c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53976e"/>
    </style:style>
    <style:style style:name="T11" style:family="text">
      <style:text-properties officeooo:rsid="005466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Индивидуальные особенности развития мозга</text:p>
      <text:p text:style-name="P3"/>
      <text:list xml:id="list4208264877" text:style-name="L1">
        <text:list-item>
          <text:p text:style-name="P2">По данным нейрофизиологии <text:span text:style-name="T8">определённые участки коры</text:span><text:span text:style-name="T9"> (тн. цитоархитектонические поля Бродмана), отвечающие за различные функции мозга, такие как распознавание образов, распознавание и синтез речи, логическое мышление и тп. – могут отличаться по количеству нейронов до 5-7 раз </text:span>у разных людей. <text:span text:style-name="T1">Индивидуальное строение коры</text:span>, наследуемое генетически, определяет <text:span text:style-name="T2">индивидуальные возможности в обработке различных видов информации и индивидуальные наклонности к различным видам деятельности (таланты)</text:span>.</text:p>
          <text:p text:style-name="P2"/>
        </text:list-item>
        <text:list-item>
          <text:p text:style-name="P4">Более того существуют индивидуальные <text:span text:style-name="T1">особенности развития мозга в зависимости от полового признака</text:span>. <text:span text:style-name="T5">У женщин</text:span> в среднем более развито белое вещество — межполушарные и внутриполушарные связи, что позволяет им производить <text:span text:style-name="T2">более быструю оценку ситуации </text:span><text:span text:style-name="T4">и адаптацию</text:span>, необходимую для более лучшего выполнения задачи сохранения жизни, <text:span text:style-name="T10">а также это даёт им</text:span> <text:span text:style-name="T2">лучш</text:span><text:span text:style-name="T4">ую</text:span><text:span text:style-name="T2"> координации движений и лучше</text:span><text:span text:style-name="T4">е</text:span><text:span text:style-name="T2"> развити</text:span><text:span text:style-name="T4">е</text:span><text:span text:style-name="T2"> мелкой моторики</text:span>, <text:span text:style-name="T5">у мужчин</text:span> в среднем более развито серое вещество — нервные клетки коры (вычислительные элементы), что даёт им <text:span text:style-name="T2">преимущество в стратегическом мышлении, </text:span><text:span text:style-name="T4">а</text:span><text:span text:style-name="T2">планировании и реализации творческих планов</text:span>.</text:p>
          <text:p text:style-name="P4"/>
        </text:list-item>
        <text:list-item>
          <text:p text:style-name="P5">В зависимости от рождения также приобретается <text:span text:style-name="T1">качество межполушарной ассиметрии</text:span>: <text:span text:style-name="T5">у левшей</text:span><text:span text:style-name="T2"> </text:span>(кто чаще использует левую руку) большее развитие получает <text:span text:style-name="T2">правое полушарие и <text:s/>процессуально-образное мышление</text:span>, тогда как <text:span text:style-name="T5">у правшей</text:span> (кто чаще использует правую руку) доминирует <text:span text:style-name="T2">левое полушарие и преобладает абстрактно-логическое мышление</text:span> — это определяет различия в особенностях <text:span text:style-name="T10">индивидуального </text:span>развития, в том числе и социального — левши более склонны к индивидуализму и творческой деятельности, тогда как правши — к коллективизму и управленческой деятельности.</text:p>
          <text:p text:style-name="P5"/>
        </text:list-item>
        <text:list-item>
          <text:p text:style-name="P6">От генетического фактора наследуемого по материнской линии зависит <text:span text:style-name="T1">функционирование энергетического аппарата клеток организма и мозга</text:span> — митохондрий — энергетических органелл клеток выполняющих функцию синтеза молекулы АТФ. Более развитый митохондриальный аппарат клеток (большее количество клеток, лучшее качество окислительно-восстановительных процессов и тп.) даёт более мощную энергетику нервной системы и мозга, а следовательно и больший ресурс к обработке поступающей в мозг информации. </text:p>
          <text:p text:style-name="P6"/>
        </text:list-item>
        <text:list-item>
          <text:p text:style-name="P6">От генетического фактора зависит также <text:span text:style-name="T1">развитие обслуживающей сети мозга</text:span> — глиальных клеток, <text:span text:style-name="T11">связанных с гемато-энцефалическим барьером (кровеносная система/мозг)</text:span>, существенно влияющую на массу мозга <text:span text:style-name="T11">(количество глиальных клеток сопоставимо с количеством нейронов мозга) и обеспечивающим процессы питания и очистки, а тажке электрическую изоляцию и устранение повреждённых клеток мозга, что обеспечивает </text:span><text:span text:style-name="T6">более длительное функционирование мозга</text:span><text:span text:style-name="T11">. Мозги разных людей могут отличаться по массе до 2-х раз.</text:span></text:p>
          <text:p text:style-name="P6"/>
        </text:list-item>
        <text:list-item>
          <text:p text:style-name="P1">Генетический фактор определяет <text:span text:style-name="T1">наследственные заболевания</text:span>, которые могут <text:span text:style-name="T7">приводить к </text:span><text:span text:style-name="T3">нарушению </text:span><text:span text:style-name="T2">функций мозга</text:span>, вероятность которых зависит от случайных мутаций, связанных с радиацие<text:span text:style-name="T7">й, действием патогенных факторов (алкоголь, табак и тд.)</text:span>, возрастом организма ко времени зачатия ребёнка (чем больше возраст — <text:span text:style-name="T7">тем выше вероятность мутации), а также фактора близкородственного скрещивания определяющего низкое качество генетического кода и как следствие врождённые повреждения мозг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0:14:22.592782957</meta:creation-date>
    <dc:date>2021-06-15T20:14:57.957729446</dc:date>
    <meta:editing-duration>PT36S</meta:editing-duration>
    <meta:editing-cycles>1</meta:editing-cycles>
    <meta:document-statistic meta:table-count="0" meta:image-count="0" meta:object-count="0" meta:page-count="1" meta:paragraph-count="7" meta:word-count="392" meta:character-count="3175" meta:non-whitespace-character-count="2784"/>
    <meta:generator>LibreOffice/6.0.7.3$Linux_X86_64 LibreOffice_project/00m0$Build-3</meta:generator>
  </office:meta>
</office:document-meta>
</file>